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0.208cm" draw:shadow="visible" draw:shadow-offset-x="0.1cm" draw:shadow-offset-y="0.1cm" draw:shadow-color="#c0c0c0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458cm" fo:min-width="10.744cm" draw:shadow="visible" draw:shadow-offset-x="0.1cm" draw:shadow-offset-y="0.1cm" draw:shadow-color="#c0c0c0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5.4cm" draw:shadow="visible" draw:shadow-offset-x="0.1cm" draw:shadow-offset-y="0.1cm" draw:shadow-color="#c0c0c0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end="Arrow" draw:marker-end-width="0.2cm" draw:fill="none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 draw:shadow="visible" draw:shadow-offset-x="0.1cm" draw:shadow-offset-y="0.1cm" draw:shadow-color="#c0c0c0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4cm" draw:shadow="visible" draw:shadow-offset-x="0.1cm" draw:shadow-offset-y="0.1cm" draw:shadow-color="#c0c0c0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1.6cm" draw:shadow="visible" draw:shadow-offset-x="0.1cm" draw:shadow-offset-y="0.1cm" draw:shadow-color="#c0c0c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/>
    </style:style>
    <style:style style:name="T2" style:family="text">
      <style:text-properties style:text-position="-33% 58%" fo:font-size="18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1cm" svg:height="1cm" svg:x="3.3cm" svg:y="12.1cm">
          <text:p text:style-name="P1"><text:span text:style-name="T1">t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1.9cm" svg:y="12.1cm">
          <text:p text:style-name="P1"><text:span text:style-name="T1">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cm" svg:height="1cm" svg:x="4.7cm" svg:y="12.1cm">
          <text:p text:style-name="P1"><text:span text:style-name="T1">t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cm" svg:height="1cm" svg:x="6.3cm" svg:y="12.1cm">
          <text:p text:style-name="P1"><text:span text:style-name="T1">t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cm" svg:height="1cm" svg:x="8cm" svg:y="12.1cm">
          <text:p text:style-name="P1"><text:span text:style-name="T1">t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cm" svg:height="1cm" svg:x="11.2cm" svg:y="12.1cm">
          <text:p text:style-name="P1"><text:span text:style-name="T1">t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cm" svg:height="1cm" svg:x="9.6cm" svg:y="12.1cm">
          <text:p text:style-name="P1"><text:span text:style-name="T1">t</text:span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cm" svg:height="1cm" svg:x="12.8cm" svg:y="12.1cm">
          <text:p text:style-name="P1"><text:span text:style-name="T1">t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5.9cm" svg:height="1cm" svg:x="1.2cm" svg:y="14.6cm">
          <text:p text:style-name="P1"><text:span text:style-name="T1">text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15.9cm" svg:height="0.8cm" svg:x="1.2cm" svg:y="16cm">
          <text:p text:style-name="P1"><text:span text:style-name="T1">sText=It takes serious study to become a magician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15cm" svg:y1="15.6cm" svg:x2="9.15cm" svg:y2="16cm" draw:start-shape="id1" draw:start-glue-point="8" draw:end-shape="id2" draw:end-glue-point="0" svg:d="M9150 15600v400" svg:viewBox="0 0 1 401">
          <text:p/>
        </draw:connector>
        <draw:custom-shape draw:style-name="gr1" draw:text-style-name="P2" xml:id="id11" draw:id="id11" draw:layer="layout" svg:width="1cm" svg:height="1cm" svg:x="14.8cm" svg:y="12.1cm">
          <text:p text:style-name="P1"><text:span text:style-name="T1">t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2.4cm" svg:y1="13.1cm" svg:x2="2.432cm" svg:y2="14.682cm" draw:start-shape="id3" draw:start-glue-point="8" svg:d="M2400 13100l32 1582" svg:viewBox="0 0 33 1583">
          <text:p text:style-name="P1"><text:span text:style-name="T3">0,2</text:span></text:p>
        </draw:connector>
        <draw:connector draw:style-name="gr5" draw:text-style-name="P4" draw:layer="layout" draw:type="line" svg:x1="3.8cm" svg:y1="13.1cm" svg:x2="3.827cm" svg:y2="14.638cm" draw:start-shape="id4" draw:start-glue-point="8" svg:d="M3800 13100l27 1538" svg:viewBox="0 0 28 1539">
          <text:p text:style-name="P1"><text:span text:style-name="T3">3,8</text:span></text:p>
        </draw:connector>
        <draw:connector draw:style-name="gr5" draw:text-style-name="P4" draw:layer="layout" draw:type="line" svg:x1="5.2cm" svg:y1="13.1cm" svg:x2="5.207cm" svg:y2="14.581cm" draw:start-shape="id5" draw:start-glue-point="8" svg:d="M5200 13100l7 1481" svg:viewBox="0 0 8 1482">
          <text:p text:style-name="P1"><text:span text:style-name="T3">9,16</text:span></text:p>
        </draw:connector>
        <draw:connector draw:style-name="gr5" draw:text-style-name="P4" draw:layer="layout" draw:type="line" svg:x1="6.8cm" svg:y1="13.1cm" svg:x2="6.818cm" svg:y2="14.48cm" draw:start-shape="id6" draw:start-glue-point="8" svg:d="M6800 13100l18 1380" svg:viewBox="0 0 19 1381">
          <text:p text:style-name="P1"><text:span text:style-name="T3">17,22</text:span></text:p>
        </draw:connector>
        <draw:connector draw:style-name="gr5" draw:text-style-name="P4" draw:layer="layout" draw:type="line" svg:x1="8.5cm" svg:y1="13.1cm" svg:x2="8.472cm" svg:y2="14.437cm" draw:start-shape="id7" draw:start-glue-point="8" svg:d="M8500 13100l-28 1337" svg:viewBox="0 0 29 1338">
          <text:p text:style-name="P1"><text:span text:style-name="T3">23,25</text:span></text:p>
        </draw:connector>
        <draw:connector draw:style-name="gr5" draw:text-style-name="P4" draw:layer="layout" draw:type="line" svg:x1="10.1cm" svg:y1="13.1cm" svg:x2="10.125cm" svg:y2="14.495cm" draw:start-shape="id8" draw:start-glue-point="8" svg:d="M10100 13100l25 1395" svg:viewBox="0 0 26 1396">
          <text:p text:style-name="P1"><text:span text:style-name="T3">26,32</text:span></text:p>
        </draw:connector>
        <draw:connector draw:style-name="gr5" draw:text-style-name="P4" draw:layer="layout" draw:type="line" svg:x1="11.7cm" svg:y1="13.1cm" svg:x2="11.735cm" svg:y2="14.495cm" draw:start-shape="id9" draw:start-glue-point="8" svg:d="M11700 13100l35 1395" svg:viewBox="0 0 36 1396">
          <text:p text:style-name="P1"><text:span text:style-name="T3">33,34</text:span></text:p>
        </draw:connector>
        <draw:connector draw:style-name="gr5" draw:text-style-name="P4" draw:layer="layout" draw:type="line" svg:x1="13.3cm" svg:y1="13.1cm" svg:x2="13.3cm" svg:y2="14.495cm" draw:start-shape="id10" draw:start-glue-point="8" svg:d="M13300 13100v1395" svg:viewBox="0 0 1 1396">
          <text:p text:style-name="P1"><text:span text:style-name="T3">35,43</text:span></text:p>
        </draw:connector>
        <draw:connector draw:style-name="gr5" draw:text-style-name="P4" draw:layer="layout" draw:type="line" svg:x1="15.3cm" svg:y1="13.1cm" svg:x2="15.325cm" svg:y2="14.5cm" draw:start-shape="id11" draw:start-glue-point="8" svg:d="M15300 13100l25 1400" svg:viewBox="0 0 26 1401">
          <text:p text:style-name="P1"><text:span text:style-name="T3">43,44</text:span></text:p>
        </draw:connector>
        <draw:custom-shape draw:style-name="gr1" draw:text-style-name="P2" xml:id="id12" draw:id="id12" draw:layer="layout" svg:width="1cm" svg:height="1cm" svg:x="12cm" svg:y="10.6cm">
          <text:p text:style-name="P1"><text:span text:style-name="T1">s</text:span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2cm" svg:y1="11.1cm" svg:x2="11.7cm" svg:y2="12.1cm" draw:start-shape="id12" draw:start-glue-point="6" draw:end-shape="id9" draw:end-glue-point="4" svg:d="M12000 11100h-300v1000" svg:viewBox="0 0 301 1001">
          <text:p/>
        </draw:connector>
        <draw:connector draw:style-name="gr6" draw:text-style-name="P3" draw:layer="layout" svg:x1="13cm" svg:y1="11.1cm" svg:x2="13.3cm" svg:y2="12.1cm" draw:start-shape="id12" draw:start-glue-point="10" draw:end-shape="id10" draw:end-glue-point="4" svg:d="M13000 11100h300v1000" svg:viewBox="0 0 301 1001">
          <text:p/>
        </draw:connector>
        <draw:custom-shape draw:style-name="gr1" draw:text-style-name="P2" xml:id="id13" draw:id="id13" draw:layer="layout" svg:width="1cm" svg:height="1cm" svg:x="1.9cm" svg:y="10.6cm">
          <text:p text:style-name="P1"><text:span text:style-name="T1">s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line" svg:x1="2.4cm" svg:y1="11.6cm" svg:x2="2.4cm" svg:y2="12.1cm" draw:start-shape="id13" draw:start-glue-point="8" draw:end-shape="id3" svg:d="M2400 11600v500" svg:viewBox="0 0 1 501">
          <text:p/>
        </draw:connector>
        <draw:custom-shape draw:style-name="gr1" draw:text-style-name="P2" xml:id="id14" draw:id="id14" draw:layer="layout" svg:width="1cm" svg:height="1cm" svg:x="10.8cm" svg:y="9.4cm">
          <text:p text:style-name="P1"><text:span text:style-name="T1">s</text:span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0.8cm" svg:y1="9.9cm" svg:x2="10.1cm" svg:y2="12.1cm" draw:start-shape="id14" draw:start-glue-point="6" draw:end-shape="id8" draw:end-glue-point="4" svg:d="M10800 9900h-700v2200" svg:viewBox="0 0 701 2201">
          <text:p/>
        </draw:connector>
        <draw:connector draw:style-name="gr6" draw:text-style-name="P3" draw:layer="layout" svg:x1="11.8cm" svg:y1="9.9cm" svg:x2="12.5cm" svg:y2="10.6cm" draw:start-shape="id14" draw:start-glue-point="10" draw:end-shape="id12" draw:end-glue-point="4" svg:d="M11800 9900h700v700" svg:viewBox="0 0 701 701">
          <text:p/>
        </draw:connector>
        <draw:custom-shape draw:style-name="gr1" draw:text-style-name="P2" xml:id="id15" draw:id="id15" draw:layer="layout" svg:width="1cm" svg:height="1cm" svg:x="9.3cm" svg:y="8.101cm">
          <text:p text:style-name="P1"><text:span text:style-name="T1">s</text:span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6" draw:id="id16" draw:layer="layout" svg:width="1cm" svg:height="1cm" svg:x="9.3cm" svg:y="6.301cm">
          <text:p text:style-name="P1"><text:span text:style-name="T1">s</text:span><text:span text:style-name="T2">6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xml:id="id17" draw:id="id17" draw:layer="layout" svg:width="1cm" svg:height="1cm" svg:x="7.6cm" svg:y="5.001cm">
          <text:p text:style-name="P1"><text:span text:style-name="T1">s</text:span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10.3cm" svg:y1="8.601cm" svg:x2="11.3cm" svg:y2="9.4cm" draw:start-shape="id15" draw:start-glue-point="10" draw:end-shape="id14" svg:d="M10300 8601h1000v799" svg:viewBox="0 0 1001 800">
          <text:p/>
        </draw:connector>
        <draw:connector draw:style-name="gr6" draw:text-style-name="P3" draw:layer="layout" svg:x1="9.3cm" svg:y1="8.601cm" svg:x2="8.5cm" svg:y2="12.1cm" draw:start-shape="id15" draw:start-glue-point="6" draw:end-shape="id7" draw:end-glue-point="4" svg:d="M9300 8601h-800v3499" svg:viewBox="0 0 801 3500">
          <text:p/>
        </draw:connector>
        <draw:connector draw:style-name="gr6" draw:text-style-name="P3" draw:layer="layout" draw:type="line" svg:x1="9.8cm" svg:y1="7.301cm" svg:x2="9.8cm" svg:y2="8.101cm" draw:start-shape="id16" draw:start-glue-point="8" draw:end-shape="id15" draw:end-glue-point="4" svg:d="M9800 7301v800" svg:viewBox="0 0 1 801">
          <text:p/>
        </draw:connector>
        <draw:connector draw:style-name="gr6" draw:text-style-name="P3" draw:layer="layout" svg:x1="7.6cm" svg:y1="5.501cm" svg:x2="6.8cm" svg:y2="12.1cm" draw:start-shape="id17" draw:start-glue-point="6" draw:end-shape="id6" draw:end-glue-point="4" svg:d="M7600 5501h-800v6599" svg:viewBox="0 0 801 6600">
          <text:p/>
        </draw:connector>
        <draw:connector draw:style-name="gr6" draw:text-style-name="P3" draw:layer="layout" svg:x1="8.6cm" svg:y1="5.501cm" svg:x2="9.8cm" svg:y2="6.301cm" draw:start-shape="id17" draw:start-glue-point="10" draw:end-shape="id16" svg:d="M8600 5501h1200v800" svg:viewBox="0 0 1201 801">
          <text:p/>
        </draw:connector>
        <draw:connector draw:style-name="gr6" draw:text-style-name="P3" draw:layer="layout" svg:x1="7.6cm" svg:y1="5.501cm" svg:x2="5.2cm" svg:y2="12.1cm" draw:start-shape="id17" draw:start-glue-point="6" draw:end-shape="id5" draw:end-glue-point="4" svg:d="M7600 5501h-2400v6599" svg:viewBox="0 0 2401 6600">
          <text:p/>
        </draw:connector>
        <draw:custom-shape draw:style-name="gr1" draw:text-style-name="P2" xml:id="id18" draw:id="id18" draw:layer="layout" svg:width="1cm" svg:height="1cm" svg:x="5.4cm" svg:y="3.702cm">
          <text:p text:style-name="P1"><text:span text:style-name="T1">s</text:span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6.4cm" svg:y1="4.202cm" svg:x2="8.1cm" svg:y2="5.001cm" draw:start-shape="id18" draw:start-glue-point="10" draw:end-shape="id17" draw:end-glue-point="4" svg:d="M6400 4202h1700v799" svg:viewBox="0 0 1701 800">
          <text:p/>
        </draw:connector>
        <draw:connector draw:style-name="gr6" draw:text-style-name="P3" draw:layer="layout" svg:x1="5.4cm" svg:y1="4.202cm" svg:x2="3.8cm" svg:y2="12.1cm" draw:start-shape="id18" draw:start-glue-point="6" draw:end-shape="id4" draw:end-glue-point="4" svg:d="M5400 4202h-1600v7898" svg:viewBox="0 0 1601 7899">
          <text:p/>
        </draw:connector>
        <draw:custom-shape draw:style-name="gr1" draw:text-style-name="P2" xml:id="id19" draw:id="id19" draw:layer="layout" svg:width="1cm" svg:height="1cm" svg:x="3.7cm" svg:y="2.402cm">
          <text:p text:style-name="P1"><text:span text:style-name="T1">s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4.7cm" svg:y1="2.902cm" svg:x2="5.9cm" svg:y2="3.702cm" draw:start-shape="id19" draw:start-glue-point="10" draw:end-shape="id18" draw:end-glue-point="4" svg:d="M4700 2902h1200v800" svg:viewBox="0 0 1201 801">
          <text:p/>
        </draw:connector>
        <draw:connector draw:style-name="gr6" draw:text-style-name="P3" draw:layer="layout" svg:x1="3.7cm" svg:y1="2.902cm" svg:x2="2.4cm" svg:y2="10.6cm" draw:start-shape="id19" draw:start-glue-point="6" draw:end-shape="id13" draw:end-glue-point="4" svg:d="M3700 2902h-1300v7698" svg:viewBox="0 0 1301 7699">
          <text:p/>
        </draw:connector>
        <draw:custom-shape draw:style-name="gr1" draw:text-style-name="P2" xml:id="id20" draw:id="id20" draw:layer="layout" svg:width="1cm" svg:height="1cm" svg:x="9.8cm" svg:y="1.202cm">
          <text:p text:style-name="P1"><text:span text:style-name="T1">s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svg:x1="9.8cm" svg:y1="1.702cm" svg:x2="4.2cm" svg:y2="2.402cm" draw:start-shape="id20" draw:start-glue-point="6" draw:end-shape="id19" draw:end-glue-point="4" svg:d="M9800 1702h-5600v700" svg:viewBox="0 0 5601 701">
          <text:p/>
        </draw:connector>
        <draw:connector draw:style-name="gr6" draw:text-style-name="P3" draw:layer="layout" svg:x1="10.8cm" svg:y1="1.702cm" svg:x2="15.3cm" svg:y2="12.1cm" draw:start-shape="id20" draw:start-glue-point="10" draw:end-shape="id11" draw:end-glue-point="4" svg:d="M10800 1702h4500v10398" svg:viewBox="0 0 4501 10399">
          <text:p/>
        </draw:connector>
        <draw:custom-shape draw:style-name="gr8" draw:text-style-name="P2" xml:id="id21" draw:id="id21" draw:layer="layout" svg:width="1.9cm" svg:height="0.8cm" svg:x="9.4cm" svg:y="0.101cm">
          <text:p text:style-name="P1"><text:span text:style-name="T1">cat=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0.3cm" svg:y1="1.202cm" svg:x2="10.35cm" svg:y2="0.901cm" draw:start-shape="id20" draw:start-glue-point="4" draw:end-shape="id21" draw:end-glue-point="2" svg:d="M10300 1202l50-301" svg:viewBox="0 0 51 302">
          <text:p/>
        </draw:connector>
        <draw:custom-shape draw:style-name="gr8" draw:text-style-name="P2" xml:id="id22" draw:id="id22" draw:layer="layout" svg:width="1.9cm" svg:height="0.8cm" svg:x="2.1cm" svg:y="1.301cm">
          <text:p text:style-name="P1"><text:span text:style-name="T1">cat=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3.05cm" svg:y1="2.101cm" svg:x2="3.846cm" svg:y2="2.548cm" draw:start-shape="id22" draw:start-glue-point="2" draw:end-shape="id19" draw:end-glue-point="5" svg:d="M3050 2101l796 447" svg:viewBox="0 0 797 448">
          <text:p/>
        </draw:connector>
        <draw:custom-shape draw:style-name="gr9" draw:text-style-name="P2" xml:id="id23" draw:id="id23" draw:layer="layout" svg:width="2.1cm" svg:height="0.8cm" svg:x="0.1cm" svg:y="9.401cm">
          <text:p text:style-name="P1"><text:span text:style-name="T1">cat=N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4" draw:id="id24" draw:layer="layout" svg:width="2.1cm" svg:height="0.8cm" svg:x="6.2cm" svg:y="2.701cm">
          <text:p text:style-name="P1"><text:span text:style-name="T1">cat=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5" draw:id="id25" draw:layer="layout" svg:width="2.1cm" svg:height="0.8cm" svg:x="8.3cm" svg:y="4.001cm">
          <text:p text:style-name="P1"><text:span text:style-name="T1">cat=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26" draw:id="id26" draw:layer="layout" svg:width="1.9cm" svg:height="0.8cm" svg:x="10.1cm" svg:y="5.301cm">
          <text:p text:style-name="P1"><text:span text:style-name="T1">cat=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7" draw:id="id27" draw:layer="layout" svg:width="2.1cm" svg:height="0.8cm" svg:x="10.2cm" svg:y="7.201cm">
          <text:p text:style-name="P1"><text:span text:style-name="T1">cat=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8" draw:id="id28" draw:layer="layout" svg:width="2.1cm" svg:height="0.8cm" svg:x="12.7cm" svg:y="9.701cm">
          <text:p text:style-name="P1"><text:span text:style-name="T1">cat=V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9" draw:id="id29" draw:layer="layout" svg:width="2.1cm" svg:height="0.8cm" svg:x="15.5cm" svg:y="11.101cm">
          <text:p text:style-name="P1"><text:span text:style-name="T1">cat=N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.15cm" svg:y1="10.201cm" svg:x2="2.046cm" svg:y2="10.746cm" draw:start-shape="id23" draw:start-glue-point="2" draw:end-shape="id13" draw:end-glue-point="5" svg:d="M1150 10201l896 545" svg:viewBox="0 0 897 546">
          <text:p/>
        </draw:connector>
        <draw:connector draw:style-name="gr4" draw:text-style-name="P3" draw:layer="layout" draw:type="line" svg:x1="7.25cm" svg:y1="3.501cm" svg:x2="6.254cm" svg:y2="3.848cm" draw:start-shape="id24" draw:start-glue-point="2" draw:end-shape="id18" draw:end-glue-point="11" svg:d="M7250 3501l-996 347" svg:viewBox="0 0 997 348">
          <text:p/>
        </draw:connector>
        <draw:connector draw:style-name="gr4" draw:text-style-name="P3" draw:layer="layout" draw:type="line" svg:x1="9.35cm" svg:y1="4.801cm" svg:x2="8.454cm" svg:y2="5.147cm" draw:start-shape="id25" draw:start-glue-point="2" draw:end-shape="id17" draw:end-glue-point="11" svg:d="M9350 4801l-896 346" svg:viewBox="0 0 897 347">
          <text:p/>
        </draw:connector>
        <draw:connector draw:style-name="gr4" draw:text-style-name="P3" draw:layer="layout" draw:type="line" svg:x1="11.05cm" svg:y1="6.101cm" svg:x2="10.154cm" svg:y2="6.447cm" draw:start-shape="id26" draw:start-glue-point="2" draw:end-shape="id16" draw:end-glue-point="11" svg:d="M11050 6101l-896 346" svg:viewBox="0 0 897 347">
          <text:p/>
        </draw:connector>
        <draw:connector draw:style-name="gr4" draw:text-style-name="P3" draw:layer="layout" draw:type="line" svg:x1="11.25cm" svg:y1="8.001cm" svg:x2="10.154cm" svg:y2="8.247cm" draw:start-shape="id27" draw:start-glue-point="2" draw:end-shape="id15" draw:end-glue-point="11" svg:d="M11250 8001l-1096 246" svg:viewBox="0 0 1097 247">
          <text:p/>
        </draw:connector>
        <draw:connector draw:style-name="gr4" draw:text-style-name="P3" draw:layer="layout" draw:type="line" svg:x1="13.75cm" svg:y1="10.501cm" svg:x2="12.854cm" svg:y2="10.746cm" draw:start-shape="id28" draw:start-glue-point="2" draw:end-shape="id12" draw:end-glue-point="11" svg:d="M13750 10501l-896 245" svg:viewBox="0 0 897 246">
          <text:p/>
        </draw:connector>
        <draw:connector draw:style-name="gr4" draw:text-style-name="P3" draw:layer="layout" draw:type="line" svg:x1="16.55cm" svg:y1="11.901cm" svg:x2="15.654cm" svg:y2="12.246cm" draw:start-shape="id29" draw:start-glue-point="2" draw:end-shape="id11" draw:end-glue-point="11" svg:d="M16550 11901l-896 345" svg:viewBox="0 0 897 34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cm" fo:page-height="1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Zipser</meta:initial-creator>
    <meta:creation-date>2015-09-15T10:33:58.878102649</meta:creation-date>
    <dc:date>2015-09-15T12:17:47.432440852</dc:date>
    <dc:creator>Florian Zipser</dc:creator>
    <meta:editing-duration>PT21M47S</meta:editing-duration>
    <meta:editing-cycles>3</meta:editing-cycles>
    <meta:generator>LibreOffice/4.4.2.2$Linux_X86_64 LibreOffice_project/40m0$Build-2</meta:generator>
    <meta:document-statistic meta:object-count="65"/>
  </office:meta>
</office:document-meta>
</file>